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Band1" style:family="table" style:master-page-name="Standard">
      <style:table-properties style:width="16.88cm" fo:margin-left="-0.191cm" style:page-number="auto" table:align="left" style:writing-mode="lr-tb"/>
    </style:style>
    <style:style style:name="Band1.A" style:family="table-column">
      <style:table-column-properties style:column-width="8.44cm"/>
    </style:style>
    <style:style style:name="Band1.1" style:family="table-row">
      <style:table-row-properties fo:keep-together="auto"/>
    </style:style>
    <style:style style:name="Band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style:snap-to-layout-grid="false"/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Band1" table:style-name="Band1">
        <table:table-column table:style-name="Band1.A" table:number-columns-repeated="2"/>
        <table:table-row table:style-name="Band1.1">
          <table:table-cell table:style-name="Band1.A1" office:value-type="string">
            <text:p text:style-name="P1">##band=Band1</text:p>
            <text:p text:style-name="P1">Col1</text:p>
          </table:table-cell>
          <table:table-cell table:style-name="Band1.A1" office:value-type="string">
            <text:p text:style-name="P1">Col2</text:p>
          </table:table-cell>
        </table:table-row>
        <table:table-row table:style-name="Band1.1">
          <table:table-cell table:style-name="Band1.A1" office:value-type="string">
            <text:p text:style-name="P1">${col1}</text:p>
          </table:table-cell>
          <table:table-cell table:style-name="Band1.A1" office:value-type="string">
            <text:p text:style-name="P2">${col2}</text:p>
          </table:table-cell>
        </table:table-row>
      </table:table>
      <text:p text:style-name="Standard"/>
      <text:p text:style-name="P1">${Root.param1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1" svg:font-family="Calibri" style:font-pitch="variable"/>
    <style:font-face style:name="Droid Sans Fallback1" svg:font-family="'Droid Sans Fallback'" style:font-pitch="variable"/>
    <style:font-face style:name="Lohit Hindi2" svg:font-family="'Lohit Hindi'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fo:line-height="115%" fo:orphans="2" fo:widows="2" fo:hyphenation-ladder-count="no-limit" style:writing-mode="lr-tb"/>
      <style:text-properties style:use-window-font-color="true" style:font-name="Calibri" fo:font-size="11pt" fo:language="ru" fo:country="RU" style:letter-kerning="true" style:font-name-asian="Droid Sans Fallback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1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gtyarjov</meta:initial-creator>
    <meta:creation-date>2013-03-29T14:08:00</meta:creation-date>
    <dc:date>2013-05-16T21:19:31</dc:date>
    <meta:editing-cycles>5</meta:editing-cycles>
    <meta:editing-duration>PT2S</meta:editing-duration>
    <meta:generator>LibreOffice/3.5$Linux_X86_64 LibreOffice_project/350m1$Build-2</meta:generator>
    <meta:document-statistic meta:table-count="1" meta:image-count="0" meta:object-count="0" meta:page-count="1" meta:paragraph-count="6" meta:word-count="6" meta:character-count="48" meta:non-whitespace-character-count="4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